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ae98" officeooo:paragraph-rsid="0007ae98"/>
    </style:style>
    <style:style style:name="P2" style:family="paragraph" style:parent-style-name="Text_20_body">
      <style:text-properties officeooo:rsid="0007ae98" officeooo:paragraph-rsid="005e7372"/>
    </style:style>
    <style:style style:name="P3" style:family="paragraph" style:parent-style-name="Title">
      <style:text-properties officeooo:rsid="00073283" officeooo:paragraph-rsid="00073283"/>
    </style:style>
    <style:style style:name="P4" style:family="paragraph" style:parent-style-name="Text_20_body">
      <style:text-properties officeooo:rsid="0018a625" officeooo:paragraph-rsid="0018a625"/>
    </style:style>
    <style:style style:name="P5" style:family="paragraph" style:parent-style-name="Text_20_body">
      <style:text-properties officeooo:rsid="00190829" officeooo:paragraph-rsid="00190829"/>
    </style:style>
    <style:style style:name="P6" style:family="paragraph" style:parent-style-name="Text_20_body">
      <style:text-properties officeooo:rsid="001cec25" officeooo:paragraph-rsid="001cec25"/>
    </style:style>
    <style:style style:name="P7" style:family="paragraph" style:parent-style-name="Text_20_body">
      <style:text-properties officeooo:rsid="00122cd2" officeooo:paragraph-rsid="00122cd2"/>
    </style:style>
    <style:style style:name="P8" style:family="paragraph" style:parent-style-name="Text_20_body">
      <style:text-properties fo:font-style="normal" officeooo:rsid="001da3d6" style:font-style-asian="normal" style:font-style-complex="normal"/>
    </style:style>
    <style:style style:name="P9" style:family="paragraph" style:parent-style-name="Text_20_body">
      <style:text-properties fo:font-style="normal" officeooo:rsid="001da3d6" officeooo:paragraph-rsid="001da3d6" style:font-style-asian="normal" style:font-style-complex="normal"/>
    </style:style>
    <style:style style:name="P10" style:family="paragraph" style:parent-style-name="Standard">
      <style:text-properties officeooo:paragraph-rsid="00310181"/>
    </style:style>
    <style:style style:name="P11" style:family="paragraph" style:parent-style-name="Text_20_body">
      <style:paragraph-properties fo:text-align="start" style:justify-single-word="false"/>
      <style:text-properties officeooo:rsid="0028fd19" officeooo:paragraph-rsid="00310181"/>
    </style:style>
    <style:style style:name="P12" style:family="paragraph" style:parent-style-name="Text_20_body">
      <style:paragraph-properties fo:text-align="start" style:justify-single-word="false"/>
      <style:text-properties officeooo:rsid="0028fd19" officeooo:paragraph-rsid="003268e3"/>
    </style:style>
    <style:style style:name="P13" style:family="paragraph" style:parent-style-name="Text_20_body">
      <style:text-properties officeooo:paragraph-rsid="00316f45"/>
    </style:style>
    <style:style style:name="P14" style:family="paragraph" style:parent-style-name="Text_20_body">
      <style:text-properties officeooo:rsid="003268e3" officeooo:paragraph-rsid="003268e3"/>
    </style:style>
    <style:style style:name="P15" style:family="paragraph" style:parent-style-name="Text_20_body">
      <style:text-properties officeooo:rsid="0038fbed" officeooo:paragraph-rsid="0038fbed"/>
    </style:style>
    <style:style style:name="P16" style:family="paragraph" style:parent-style-name="Text_20_body">
      <style:text-properties officeooo:rsid="003ccf5c" officeooo:paragraph-rsid="003ccf5c"/>
    </style:style>
    <style:style style:name="P17" style:family="paragraph" style:parent-style-name="Text_20_body">
      <style:text-properties officeooo:paragraph-rsid="003b0508"/>
    </style:style>
    <style:style style:name="P18" style:family="paragraph" style:parent-style-name="Text_20_body">
      <style:text-properties officeooo:paragraph-rsid="003fd878"/>
    </style:style>
    <style:style style:name="P19" style:family="paragraph" style:parent-style-name="Text_20_body">
      <style:text-properties officeooo:rsid="001c3f7e" officeooo:paragraph-rsid="001c3f7e"/>
    </style:style>
    <style:style style:name="P20" style:family="paragraph" style:parent-style-name="Text_20_body">
      <style:text-properties officeooo:rsid="000a2a48" officeooo:paragraph-rsid="000a2a48"/>
    </style:style>
    <style:style style:name="P21" style:family="paragraph" style:parent-style-name="Text_20_body">
      <style:text-properties officeooo:rsid="0046c112" officeooo:paragraph-rsid="004a9fb4"/>
    </style:style>
    <style:style style:name="P22" style:family="paragraph" style:parent-style-name="Text_20_body">
      <style:text-properties officeooo:rsid="0015a3d8" officeooo:paragraph-rsid="0015a3d8"/>
    </style:style>
    <style:style style:name="P23" style:family="paragraph" style:parent-style-name="Text_20_body">
      <style:text-properties officeooo:rsid="004565c1" officeooo:paragraph-rsid="004565c1"/>
    </style:style>
    <style:style style:name="P24" style:family="paragraph" style:parent-style-name="Text_20_body">
      <style:text-properties officeooo:rsid="0042b776" officeooo:paragraph-rsid="0042b776"/>
    </style:style>
    <style:style style:name="P25" style:family="paragraph" style:parent-style-name="Text_20_body">
      <style:text-properties officeooo:rsid="0044b014" officeooo:paragraph-rsid="0044b014"/>
    </style:style>
    <style:style style:name="P26" style:family="paragraph" style:parent-style-name="Text_20_body">
      <style:text-properties officeooo:rsid="004a9fb4" officeooo:paragraph-rsid="004a9fb4"/>
    </style:style>
    <style:style style:name="P27" style:family="paragraph" style:parent-style-name="Text_20_body">
      <style:text-properties officeooo:rsid="004d97cf" officeooo:paragraph-rsid="004d97cf"/>
    </style:style>
    <style:style style:name="P28" style:family="paragraph" style:parent-style-name="Text_20_body">
      <style:text-properties officeooo:rsid="004e199a" officeooo:paragraph-rsid="004e199a"/>
    </style:style>
    <style:style style:name="P29" style:family="paragraph" style:parent-style-name="Text_20_body">
      <style:text-properties officeooo:rsid="004f3dd2" officeooo:paragraph-rsid="004f3dd2"/>
    </style:style>
    <style:style style:name="P30" style:family="paragraph" style:parent-style-name="Text_20_body">
      <style:text-properties officeooo:rsid="004f5a3d" officeooo:paragraph-rsid="004f5a3d"/>
    </style:style>
    <style:style style:name="P31" style:family="paragraph" style:parent-style-name="Text_20_body">
      <style:text-properties officeooo:rsid="0051f3bc" officeooo:paragraph-rsid="0051f3bc"/>
    </style:style>
    <style:style style:name="P32" style:family="paragraph" style:parent-style-name="Text_20_body">
      <style:text-properties officeooo:rsid="0053ee6a" officeooo:paragraph-rsid="0053ee6a"/>
    </style:style>
    <style:style style:name="P33" style:family="paragraph" style:parent-style-name="Text_20_body">
      <style:text-properties officeooo:rsid="00554c43" officeooo:paragraph-rsid="00554c43"/>
    </style:style>
    <style:style style:name="P34" style:family="paragraph" style:parent-style-name="Text_20_body">
      <style:text-properties officeooo:paragraph-rsid="00554c43"/>
    </style:style>
    <style:style style:name="P35" style:family="paragraph" style:parent-style-name="Text_20_body">
      <style:text-properties officeooo:rsid="00589189" officeooo:paragraph-rsid="00589189"/>
    </style:style>
    <style:style style:name="P36" style:family="paragraph" style:parent-style-name="Text_20_body">
      <style:text-properties officeooo:rsid="00563384" officeooo:paragraph-rsid="00563384"/>
    </style:style>
    <style:style style:name="P37" style:family="paragraph" style:parent-style-name="Text_20_body">
      <style:text-properties officeooo:rsid="0057cc31" officeooo:paragraph-rsid="0057cc31"/>
    </style:style>
    <style:style style:name="P38" style:family="paragraph" style:parent-style-name="Text_20_body">
      <style:text-properties officeooo:rsid="00582ddf" officeooo:paragraph-rsid="00582ddf"/>
    </style:style>
    <style:style style:name="P39" style:family="paragraph" style:parent-style-name="Text_20_body">
      <style:text-properties officeooo:rsid="00582ddf" officeooo:paragraph-rsid="00593b51"/>
    </style:style>
    <style:style style:name="P40" style:family="paragraph" style:parent-style-name="Text_20_body">
      <style:text-properties style:font-name="Liberation Serif" officeooo:rsid="00589189" officeooo:paragraph-rsid="00589189"/>
    </style:style>
    <style:style style:name="P41" style:family="paragraph" style:parent-style-name="Text_20_body">
      <style:text-properties officeooo:rsid="00603ec2" officeooo:paragraph-rsid="00603ec2"/>
    </style:style>
    <style:style style:name="P42" style:family="paragraph" style:parent-style-name="Heading_20_1">
      <style:text-properties officeooo:rsid="0046c112" officeooo:paragraph-rsid="0046c112"/>
    </style:style>
    <style:style style:name="P43" style:family="paragraph" style:parent-style-name="Heading_20_1">
      <style:text-properties officeooo:rsid="001c3f7e" officeooo:paragraph-rsid="001c3f7e"/>
    </style:style>
    <style:style style:name="P44" style:family="paragraph" style:parent-style-name="Heading_20_1">
      <style:text-properties officeooo:rsid="000a2a48" officeooo:paragraph-rsid="000a2a48"/>
    </style:style>
    <style:style style:name="P45" style:family="paragraph" style:parent-style-name="Heading_20_1">
      <style:text-properties officeooo:rsid="0018a625" officeooo:paragraph-rsid="0018a625"/>
    </style:style>
    <style:style style:name="P46" style:family="paragraph" style:parent-style-name="Heading_20_1">
      <style:text-properties officeooo:rsid="00190829" officeooo:paragraph-rsid="00190829"/>
    </style:style>
    <style:style style:name="P47" style:family="paragraph" style:parent-style-name="Heading_20_1">
      <style:text-properties officeooo:rsid="0007ae98" officeooo:paragraph-rsid="0007ae98"/>
    </style:style>
    <style:style style:name="P48" style:family="paragraph" style:parent-style-name="Heading_20_2">
      <style:text-properties officeooo:rsid="0053ee6a" officeooo:paragraph-rsid="0053ee6a"/>
    </style:style>
    <style:style style:name="P49" style:family="paragraph" style:parent-style-name="Heading_20_2">
      <style:text-properties officeooo:rsid="0046c112" officeooo:paragraph-rsid="0046c112"/>
    </style:style>
    <style:style style:name="P50" style:family="paragraph" style:parent-style-name="Heading_20_2">
      <style:text-properties officeooo:rsid="004565c1" officeooo:paragraph-rsid="004565c1"/>
    </style:style>
    <style:style style:name="P51" style:family="paragraph" style:parent-style-name="Heading_20_2">
      <style:text-properties officeooo:rsid="0015a3d8" officeooo:paragraph-rsid="0015a3d8"/>
    </style:style>
    <style:style style:name="P52" style:family="paragraph" style:parent-style-name="Heading_20_2">
      <style:text-properties officeooo:rsid="000a2a48" officeooo:paragraph-rsid="000a2a48"/>
    </style:style>
    <style:style style:name="P53" style:family="paragraph" style:parent-style-name="Heading_20_2">
      <style:text-properties officeooo:rsid="0007ae98" officeooo:paragraph-rsid="0007ae98"/>
    </style:style>
    <style:style style:name="P54" style:family="paragraph" style:parent-style-name="Heading_20_3">
      <style:text-properties officeooo:rsid="00589189" officeooo:paragraph-rsid="00589189"/>
    </style:style>
    <style:style style:name="P55" style:family="paragraph" style:parent-style-name="Heading_20_3">
      <style:text-properties officeooo:rsid="00554c43" officeooo:paragraph-rsid="00554c43"/>
    </style:style>
    <style:style style:name="P56" style:family="paragraph" style:parent-style-name="Heading_20_3">
      <style:text-properties style:font-name="Liberation Sans1" fo:font-size="14.1000003814697pt" style:text-underline-style="solid" style:text-underline-width="auto" style:text-underline-color="font-color" fo:font-weight="normal" officeooo:rsid="004bd7f2" officeooo:paragraph-rsid="004bd7f2" style:font-name-asian="Microsoft YaHei" style:font-size-asian="14.1000003814697pt" style:font-weight-asian="bold" style:font-name-complex="Arial" style:font-size-complex="14.1000003814697pt" style:font-weight-complex="bold"/>
    </style:style>
    <style:style style:name="P57" style:family="paragraph" style:parent-style-name="Heading_20_3">
      <style:text-properties officeooo:rsid="004bd7f2" officeooo:paragraph-rsid="004bd7f2"/>
    </style:style>
    <style:style style:name="P58" style:family="paragraph" style:parent-style-name="Heading_20_3">
      <style:text-properties officeooo:rsid="0044b014" officeooo:paragraph-rsid="0044b014"/>
    </style:style>
    <style:style style:name="P59" style:family="paragraph" style:parent-style-name="Heading_20_3">
      <style:text-properties officeooo:rsid="0042b776" officeooo:paragraph-rsid="0042b776"/>
    </style:style>
    <style:style style:name="P60" style:family="paragraph" style:parent-style-name="Heading_20_3">
      <style:text-properties officeooo:rsid="003268e3" officeooo:paragraph-rsid="0038fbed"/>
    </style:style>
    <style:style style:name="P61" style:family="paragraph" style:parent-style-name="Heading_20_3">
      <style:text-properties officeooo:rsid="0038fbed" officeooo:paragraph-rsid="0038fbed"/>
    </style:style>
    <style:style style:name="P62" style:family="paragraph" style:parent-style-name="Heading_20_3">
      <style:text-properties officeooo:rsid="0038fbed" officeooo:paragraph-rsid="003ccf5c"/>
    </style:style>
    <style:style style:name="P63" style:family="paragraph" style:parent-style-name="Heading_20_3">
      <style:text-properties officeooo:rsid="003ccf5c" officeooo:paragraph-rsid="003ccf5c"/>
    </style:style>
    <style:style style:name="P64" style:family="paragraph" style:parent-style-name="Heading_20_3">
      <style:text-properties officeooo:rsid="00603ec2" officeooo:paragraph-rsid="00603ec2"/>
    </style:style>
    <style:style style:name="P65" style:family="paragraph" style:parent-style-name="Heading_20_4">
      <style:text-properties officeooo:rsid="00589189" officeooo:paragraph-rsid="00589189"/>
    </style:style>
    <style:style style:name="P66" style:family="paragraph" style:parent-style-name="Heading_20_4">
      <style:text-properties officeooo:rsid="00554c43" officeooo:paragraph-rsid="00554c43"/>
    </style:style>
    <style:style style:name="P67" style:family="paragraph" style:parent-style-name="Heading_20_4">
      <style:text-properties officeooo:rsid="0057cc31" officeooo:paragraph-rsid="0057cc31"/>
    </style:style>
    <style:style style:name="P68" style:family="paragraph" style:parent-style-name="Heading_20_4">
      <style:text-properties officeooo:rsid="00582ddf" officeooo:paragraph-rsid="00582ddf"/>
    </style:style>
    <style:style style:name="P69" style:family="paragraph" style:parent-style-name="Heading_20_4">
      <style:text-properties officeooo:rsid="00582ddf" officeooo:paragraph-rsid="005a67f1"/>
    </style:style>
    <style:style style:name="P70" style:family="paragraph" style:parent-style-name="Heading_20_4">
      <style:text-properties officeooo:rsid="00563384" officeooo:paragraph-rsid="00563384"/>
    </style:style>
    <style:style style:name="P71" style:family="paragraph" style:parent-style-name="Heading_20_4">
      <style:text-properties officeooo:rsid="004a9fb4" officeooo:paragraph-rsid="004a9fb4"/>
    </style:style>
    <style:style style:name="P72" style:family="paragraph" style:parent-style-name="Heading_20_4">
      <style:text-properties officeooo:rsid="004e199a" officeooo:paragraph-rsid="004e199a"/>
    </style:style>
    <style:style style:name="P73" style:family="paragraph" style:parent-style-name="Heading_20_4">
      <style:text-properties officeooo:rsid="004f3dd2" officeooo:paragraph-rsid="004f3dd2"/>
    </style:style>
    <style:style style:name="P74" style:family="paragraph" style:parent-style-name="Heading_20_4">
      <style:text-properties officeooo:rsid="004f5a3d" officeooo:paragraph-rsid="004f5a3d"/>
    </style:style>
    <style:style style:name="P75" style:family="paragraph" style:parent-style-name="Heading_20_4">
      <style:text-properties officeooo:rsid="004d97cf" officeooo:paragraph-rsid="004d97cf"/>
    </style:style>
    <style:style style:name="P76" style:family="paragraph" style:parent-style-name="Heading_20_4">
      <style:text-properties officeooo:rsid="0051f3bc" officeooo:paragraph-rsid="0051f3bc"/>
    </style:style>
    <style:style style:name="P77" style:family="paragraph" style:parent-style-name="Heading_20_4">
      <style:text-properties fo:font-style="normal" officeooo:rsid="001cec25" style:font-style-asian="normal" style:font-style-complex="normal"/>
    </style:style>
    <style:style style:name="P78" style:family="paragraph" style:parent-style-name="Heading_20_4">
      <style:text-properties fo:font-style="normal" officeooo:rsid="001da3d6" style:font-style-asian="normal" style:font-style-complex="normal"/>
    </style:style>
    <style:style style:name="P79" style:family="paragraph" style:parent-style-name="Heading_20_4">
      <style:text-properties fo:font-style="normal" officeooo:rsid="001da3d6" officeooo:paragraph-rsid="001da3d6" style:font-style-asian="normal" style:font-style-complex="normal"/>
    </style:style>
    <style:style style:name="P80" style:family="paragraph" style:parent-style-name="Heading_20_4">
      <style:text-properties officeooo:paragraph-rsid="001da3d6"/>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14028d"/>
    </style:style>
    <style:style style:name="T3" style:family="text">
      <style:text-properties style:text-line-through-style="none" style:text-line-through-type="none" style:text-underline-style="none" officeooo:rsid="005e52a9"/>
    </style:style>
    <style:style style:name="T4" style:family="text">
      <style:text-properties officeooo:rsid="0015a3d8"/>
    </style:style>
    <style:style style:name="T5" style:family="text">
      <style:text-properties style:font-name="Liberation Sans1"/>
    </style:style>
    <style:style style:name="T6" style:family="text">
      <style:text-properties style:font-name="Liberation Sans1" fo:font-size="16.1000003814697pt" fo:font-weight="bold" officeooo:rsid="001781d0" style:font-name-asian="Microsoft YaHei" style:font-size-asian="16.1000003814697pt" style:font-weight-asian="bold" style:font-name-complex="Arial" style:font-size-complex="16.1000003814697pt" style:font-weight-complex="bold"/>
    </style:style>
    <style:style style:name="T7" style:family="text">
      <style:text-properties style:font-name="Liberation Sans1" fo:font-size="16.1000003814697pt" fo:font-weight="bold" officeooo:rsid="005c60c7" style:font-name-asian="Microsoft YaHei" style:font-size-asian="16.1000003814697pt" style:font-weight-asian="bold" style:font-name-complex="Arial" style:font-size-complex="16.1000003814697pt" style:font-weight-complex="bold"/>
    </style:style>
    <style:style style:name="T8" style:family="text">
      <style:text-properties style:font-name="Liberation Sans1" fo:font-size="13.3000001907349pt" fo:font-style="normal" fo:font-weight="bold" officeooo:rsid="001da3d6" style:font-name-asian="Microsoft YaHei" style:font-size-asian="13.3000001907349pt" style:font-style-asian="normal" style:font-weight-asian="bold" style:font-name-complex="Arial" style:font-size-complex="13.3000001907349pt" style:font-style-complex="normal" style:font-weight-complex="bold"/>
    </style:style>
    <style:style style:name="T9" style:family="text">
      <style:text-properties style:font-name="Liberation Sans1" fo:font-size="13.3000001907349pt" fo:font-style="normal" style:text-underline-style="none" fo:font-weight="bold" officeooo:rsid="001da3d6" style:font-name-asian="Microsoft YaHei" style:font-size-asian="13.3000001907349pt" style:font-style-asian="normal" style:font-weight-asian="bold" style:font-name-complex="Arial" style:font-size-complex="13.3000001907349pt" style:font-style-complex="normal" style:font-weight-complex="bold"/>
    </style:style>
    <style:style style:name="T10" style:family="text">
      <style:text-properties style:font-name="Liberation Sans1" fo:font-size="13.3000001907349pt" fo:font-style="normal" style:text-underline-style="none" fo:font-weight="normal" style:font-name-asian="Microsoft YaHei" style:font-size-asian="13.3000001907349pt" style:font-style-asian="italic" style:font-weight-asian="bold" style:font-name-complex="Arial" style:font-size-complex="13.3000001907349pt" style:font-style-complex="italic" style:font-weight-complex="bold"/>
    </style:style>
    <style:style style:name="T11" style:family="text">
      <style:text-properties style:font-name="Liberation Sans1" fo:font-size="13.3000001907349pt" fo:font-style="normal" style:text-underline-style="none" fo:font-weight="normal" officeooo:rsid="004b387c" style:font-name-asian="Microsoft YaHei" style:font-size-asian="13.3000001907349pt" style:font-style-asian="italic" style:font-weight-asian="bold" style:font-name-complex="Arial" style:font-size-complex="13.3000001907349pt" style:font-style-complex="italic" style:font-weight-complex="bold"/>
    </style:style>
    <style:style style:name="T12" style:family="text">
      <style:text-properties style:font-name="Liberation Sans1" fo:font-size="13.3000001907349pt" fo:font-style="normal" style:text-underline-style="none" fo:font-weight="normal" officeooo:rsid="00582ddf" style:font-name-asian="Microsoft YaHei" style:font-size-asian="13.3000001907349pt" style:font-style-asian="italic" style:font-weight-asian="bold" style:font-name-complex="Arial" style:font-size-complex="13.3000001907349pt" style:font-style-complex="italic" style:font-weight-complex="bold"/>
    </style:style>
    <style:style style:name="T13" style:family="text">
      <style:text-properties style:font-name="Liberation Sans1" fo:font-size="13.3000001907349pt" fo:font-style="normal" style:text-underline-style="none" fo:font-weight="normal" officeooo:rsid="00593b51" style:font-name-asian="Microsoft YaHei" style:font-size-asian="13.3000001907349pt" style:font-style-asian="italic" style:font-weight-asian="bold" style:font-name-complex="Arial" style:font-size-complex="13.3000001907349pt" style:font-style-complex="italic" style:font-weight-complex="bold"/>
    </style:style>
    <style:style style:name="T14" style:family="text">
      <style:text-properties style:font-name="Liberation Sans1" fo:font-size="14.1000003814697pt" style:text-underline-style="solid" style:text-underline-width="auto" style:text-underline-color="font-color" fo:font-weight="normal" officeooo:rsid="0038fbed" style:font-name-asian="Microsoft YaHei" style:font-size-asian="14.1000003814697pt" style:font-weight-asian="bold" style:font-name-complex="Arial" style:font-size-complex="14.1000003814697pt" style:font-weight-complex="bold"/>
    </style:style>
    <style:style style:name="T15" style:family="text">
      <style:text-properties style:font-name="Liberation Sans1" fo:font-size="14.1000003814697pt" style:text-underline-style="solid" style:text-underline-width="auto" style:text-underline-color="font-color" fo:font-weight="normal" officeooo:rsid="003ccf5c" style:font-name-asian="Microsoft YaHei" style:font-size-asian="14.1000003814697pt" style:font-weight-asian="bold" style:font-name-complex="Arial" style:font-size-complex="14.1000003814697pt" style:font-weight-complex="bold"/>
    </style:style>
    <style:style style:name="T16" style:family="text">
      <style:text-properties officeooo:rsid="0018a625"/>
    </style:style>
    <style:style style:name="T17" style:family="text">
      <style:text-properties officeooo:rsid="001b8d97"/>
    </style:style>
    <style:style style:name="T18" style:family="text">
      <style:text-properties officeooo:rsid="001cec25"/>
    </style:style>
    <style:style style:name="T19" style:family="text">
      <style:text-properties fo:font-style="normal"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da3d6" style:font-style-asian="normal" style:font-style-complex="normal"/>
    </style:style>
    <style:style style:name="T22" style:family="text">
      <style:text-properties officeooo:rsid="0028fd19"/>
    </style:style>
    <style:style style:name="T23" style:family="text">
      <style:text-properties officeooo:rsid="002aa883"/>
    </style:style>
    <style:style style:name="T24" style:family="text">
      <style:text-properties officeooo:rsid="002e6c98"/>
    </style:style>
    <style:style style:name="T25" style:family="text">
      <style:text-properties officeooo:rsid="0030653f"/>
    </style:style>
    <style:style style:name="T26" style:family="text">
      <style:text-properties officeooo:rsid="0030fe58"/>
    </style:style>
    <style:style style:name="T27" style:family="text">
      <style:text-properties officeooo:rsid="00152e05"/>
    </style:style>
    <style:style style:name="T28" style:family="text">
      <style:text-properties officeooo:rsid="003268e3"/>
    </style:style>
    <style:style style:name="T29" style:family="text">
      <style:text-properties officeooo:rsid="003450cf"/>
    </style:style>
    <style:style style:name="T30" style:family="text">
      <style:text-properties officeooo:rsid="0034b1e9"/>
    </style:style>
    <style:style style:name="T31" style:family="text">
      <style:text-properties officeooo:rsid="0035c1ad"/>
    </style:style>
    <style:style style:name="T32" style:family="text">
      <style:text-properties officeooo:rsid="0036ba63"/>
    </style:style>
    <style:style style:name="T33" style:family="text">
      <style:text-properties officeooo:rsid="00379558"/>
    </style:style>
    <style:style style:name="T34" style:family="text">
      <style:text-properties officeooo:rsid="0038fbed"/>
    </style:style>
    <style:style style:name="T35" style:family="text">
      <style:text-properties officeooo:rsid="003937ad"/>
    </style:style>
    <style:style style:name="T36" style:family="text">
      <style:text-properties officeooo:rsid="003b0508"/>
    </style:style>
    <style:style style:name="T37" style:family="text">
      <style:text-properties officeooo:rsid="003ccf5c"/>
    </style:style>
    <style:style style:name="T38" style:family="text">
      <style:text-properties officeooo:rsid="003ec30d"/>
    </style:style>
    <style:style style:name="T39" style:family="text">
      <style:text-properties style:text-position="super 58%" officeooo:rsid="003ec30d"/>
    </style:style>
    <style:style style:name="T40" style:family="text">
      <style:text-properties style:text-position="0% 100%" officeooo:rsid="003ec30d"/>
    </style:style>
    <style:style style:name="T41" style:family="text">
      <style:text-properties officeooo:rsid="004167fd"/>
    </style:style>
    <style:style style:name="T42" style:family="text">
      <style:text-properties officeooo:rsid="0047992a"/>
    </style:style>
    <style:style style:name="T43" style:family="text">
      <style:text-properties officeooo:rsid="0048f690"/>
    </style:style>
    <style:style style:name="T44" style:family="text">
      <style:text-properties officeooo:rsid="004a9fb4"/>
    </style:style>
    <style:style style:name="T45" style:family="text">
      <style:text-properties officeooo:rsid="004b387c"/>
    </style:style>
    <style:style style:name="T46" style:family="text">
      <style:text-properties officeooo:rsid="004d97cf"/>
    </style:style>
    <style:style style:name="T47" style:family="text">
      <style:text-properties officeooo:rsid="004fe664"/>
    </style:style>
    <style:style style:name="T48" style:family="text">
      <style:text-properties officeooo:rsid="00516da1"/>
    </style:style>
    <style:style style:name="T49" style:family="text">
      <style:text-properties officeooo:rsid="00563384"/>
    </style:style>
    <style:style style:name="T50" style:family="text">
      <style:text-properties style:font-name="Liberation Serif1" officeooo:rsid="00563384" style:font-name-asian="Liberation Serif1" style:font-name-complex="Liberation Serif1"/>
    </style:style>
    <style:style style:name="T51" style:family="text">
      <style:text-properties style:font-name="Liberation Serif"/>
    </style:style>
    <style:style style:name="T52" style:family="text">
      <style:text-properties style:font-name="Liberation Serif" officeooo:rsid="00563384" style:font-name-asian="Segoe UI" style:font-name-complex="Tahoma"/>
    </style:style>
    <style:style style:name="T53" style:family="text">
      <style:text-properties officeooo:rsid="00582ddf"/>
    </style:style>
    <style:style style:name="T54" style:family="text">
      <style:text-properties officeooo:rsid="00587c47"/>
    </style:style>
    <style:style style:name="T55" style:family="text">
      <style:text-properties style:font-name="Liberation Sans"/>
    </style:style>
    <style:style style:name="T56" style:family="text">
      <style:text-properties style:font-name="Liberation Sans" style:font-name-asian="Microsoft YaHei" style:font-name-complex="Arial"/>
    </style:style>
    <style:style style:name="T57" style:family="text">
      <style:text-properties officeooo:rsid="00593b51"/>
    </style:style>
    <style:style style:name="T58" style:family="text">
      <style:text-properties officeooo:rsid="005a67f1"/>
    </style:style>
    <style:style style:name="T59" style:family="text">
      <style:text-properties officeooo:rsid="005c67ea"/>
    </style:style>
    <style:style style:name="T60" style:family="text">
      <style:text-properties officeooo:rsid="005f234b"/>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officeooo:rsid="00621b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math V.2</text:p>
      <text:h text:style-name="P42" text:outline-level="1">Classes :</text:h>
      <text:h text:style-name="P48" text:outline-level="2">Mmath :</text:h>
      <text:p text:style-name="P32">Fichier contenant des fonctions permettant de faire des tâches courantes dans le logiciel.</text:p>
      <text:h text:style-name="P54" text:outline-level="3"><text:span text:style-name="T56">É</text:span><text:span text:style-name="T5">numérations :</text:span></text:h>
      <text:h text:style-name="P65" text:outline-level="4">NumberSet :</text:h>
      <text:p text:style-name="P35"><text:span text:style-name="T55">É</text:span><text:span text:style-name="T51">numération contenant toutes les familles de nombres :</text:span></text:p>
      <text:p text:style-name="P40">Natural-Relative-Decimal-rationnal-real-complex</text:p>
      <text:h text:style-name="P55" text:outline-level="3">Méthodes :</text:h>
      <text:h text:style-name="P66" text:outline-level="4">Calculate(QString f)</text:h>
      <text:p text:style-name="P33">Retourne f calculé <text:span text:style-name="T49">avec les opérateurs +, *, /, </text:span><text:span text:style-name="T50">√</text:span><text:span text:style-name="T52"> (pas le -, il est utilisé pour les nombres négatifs)</text:span> (ne prend pas <text:span text:style-name="T49">en charge les inconnus).</text:span></text:p>
      <text:h text:style-name="P67" text:outline-level="4">ConvertMinusToPlus(QString f)</text:h>
      <text:p text:style-name="P37">Convert les nombres négatifs en addition par des nombres négatifs (genre 13-8 = 13+-8).</text:p>
      <text:h text:style-name="P68" text:outline-level="4">RandomDouble(<text:span text:style-name="T54">int precision = 2</text:span>)</text:h>
      <text:p text:style-name="P38">Retourne un double aléatoire <text:span text:style-name="T54">avec precision chiffre derrière la virgule</text:span>.</text:p>
      <text:h text:style-name="P69" text:outline-level="4">Random<text:span text:style-name="T13">FP2</text:span>(<text:span text:style-name="T58">long double min, long double max,</text:span> <text:span text:style-name="T57">NumberSet set = Relative</text:span>, <text:span text:style-name="T54">int precision = 2</text:span>)</text:h>
      <text:p text:style-name="P39"><text:span text:style-name="T53">Retourne un</text:span><text:span text:style-name="T57">e FP2 aléatoire ou a, b et c </text:span><text:span text:style-name="T58">sont au moins à min et maximum à max,</text:span><text:span text:style-name="T57"> font partie de l’ensemble set, avec une précision de precision. </text:span></text:p>
      <text:h text:style-name="P70" text:outline-level="4">To<text:span text:style-name="T12">Double</text:span>(QString f)</text:h>
      <text:p text:style-name="P36">Retourne une version f adapté aux floats.</text:p>
      <text:h text:style-name="P55" text:outline-level="3">Arguments :</text:h>
      <text:p text:style-name="P34"/>
      <text:h text:style-name="P49" text:outline-level="2">Window :</text:h>
      <text:p text:style-name="P21">Hérite de QWidget,<text:span text:style-name="T44"> représentant la fenêtre graphique de l’application.</text:span></text:p>
      <text:h text:style-name="P56" text:outline-level="3"><text:soft-page-break/>Méthodes :</text:h>
      <text:h text:style-name="P71" text:outline-level="4">Window(QWidget *parent)</text:h>
      <text:p text:style-name="P26">Constructeur d’un objet window.</text:p>
      <text:h text:style-name="P71" text:outline-level="4"><text:span text:style-name="T10">Assign</text:span>All()</text:h>
      <text:p text:style-name="P26">Assigner à toutes les parties graphiques de la fenêtre un objet dans la mémoire Heap.</text:p>
      <text:h text:style-name="P71" text:outline-level="4">Con<text:span text:style-name="T11">figure</text:span>All()</text:h>
      <text:p text:style-name="P26">Con<text:span text:style-name="T45">figure</text:span> toutes les parties graphiques (positions, taille…).</text:p>
      <text:h text:style-name="P72" text:outline-level="4">ConfigureLangage() :</text:h>
      <text:p text:style-name="P28">Configurer Langages avec les différents langages trouvé dans le dossier File/Langage.</text:p>
      <text:h text:style-name="P73" text:outline-level="4">SetLangage() :</text:h>
      <text:p text:style-name="P29">Changer le langage.</text:p>
      <text:h text:style-name="P73" text:outline-level="4">SetPage() :</text:h>
      <text:p text:style-name="P29">Afficher la page Page en exécutant UnsetPages() puis en montrant Page.</text:p>
      <text:h text:style-name="P73" text:outline-level="4">UnsetPages()</text:h>
      <text:p text:style-name="P29">Cacher toutes les pages.</text:p>
      <text:h text:style-name="P57" text:outline-level="3">Arguments :</text:h>
      <text:h text:style-name="Heading_20_4" text:outline-level="4">A<text:span text:style-name="T46">rguments graphiques :</text:span></text:h>
      <text:p text:style-name="P27">Tout les arguments correspondants à un élément sur la fenêtre graphique.</text:p>
      <text:h text:style-name="P74" text:outline-level="4">Pages :</text:h>
      <text:p text:style-name="P30">Widget contenants tout les éléments graphiques d’une page <text:span text:style-name="T47">(voir rubrique Fenêtre)</text:span>. <text:span text:style-name="T48">Elles contiennent toutes un titre.</text:span></text:p>
      <text:h text:style-name="P74" text:outline-level="4">Navigation :</text:h>
      <text:p text:style-name="P30">Widget placé sur le côté contenant tout les boutons pour naviguer de pages en pages.</text:p>
      <text:h text:style-name="P72" text:outline-level="4">BaseFile</text:h>
      <text:p text:style-name="P28">Qstring représentant le chemin d’accès vers le dossier File (de base égal à « Files »).</text:p>
      <text:h text:style-name="P75" text:outline-level="4">Langages :</text:h>
      <text:p text:style-name="P27">Dictionnaire contenant en clé un qstring représentant le nom du langage et en contenu un dictionnaire contenant comme clé le nom d’un arguments graphiques et en contenu le contenu de cette argument.</text:p>
      <text:h text:style-name="P76" text:outline-level="4"><text:soft-page-break/>Structures :</text:h>
      <text:p text:style-name="P31">Toutes les structures utilisées dans des exercices/simulateurs.</text:p>
      <text:h text:style-name="P43" text:outline-level="1">Contenu :</text:h>
      <text:p text:style-name="P19">Le logiciel sera constitué d’explications (mini-cours), d’exercices et de calculateurs.</text:p>
      <text:h text:style-name="P50" text:outline-level="2">Langues :</text:h>
      <text:p text:style-name="P23">Le programme contiendra 2 langues : anglais et français. <text:span text:style-name="T59">Le code sera fait en anglais, ainsi que les commentaires.</text:span></text:p>
      <text:h text:style-name="P44" text:outline-level="1">Fenêtre :</text:h>
      <text:h text:style-name="P51" text:outline-level="2"><text:span text:style-name="T6">Paramètres</text:span> :</text:h>
      <text:p text:style-name="P22">Page de paramètres, où on peut changer la langue. Elle est représenté par une icône pour être universellement reconnaissable.</text:p>
      <text:h text:style-name="P58" text:outline-level="3">Langue :</text:h>
      <text:p text:style-name="P25">Un endroit où ce trouve un combobox avec toutes les langues disponibles.</text:p>
      <text:h text:style-name="P52" text:outline-level="2">Home :</text:h>
      <text:p text:style-name="P20">Dans le projet home, le software est expliqué.</text:p>
      <text:h text:style-name="P59" text:outline-level="3">Explication :</text:h>
      <text:p text:style-name="P24">Un endroit où le software est expliqué.</text:p>
      <text:h text:style-name="P58" text:outline-level="3">Note de version :</text:h>
      <text:p text:style-name="P25">Un endroit où ce trouve le nom de la version actuelle et les modifications apportées par cette version.</text:p>
      <text:h text:style-name="P52" text:outline-level="2">FP2 :</text:h>
      <text:p text:style-name="P13"><text:span text:style-name="T27">Zone représentant les FP2, composé d</text:span><text:span text:style-name="T4">e définitions</text:span><text:span text:style-name="T27"> </text:span><text:span text:style-name="T4">et d’exercices de définitions</text:span><text:span text:style-name="T27">. </text:span><text:span text:style-name="T22">La page sera composé comme ça :</text:span></text:p>
      <text:h text:style-name="Heading_20_3" text:outline-level="3">Définition <text:span text:style-name="T26">FP2</text:span> :</text:h>
      <text:p text:style-name="P10">Un endroit où sont définis les FP2 (avec une version du cours un peu modifié). Il s’agit simplement d’un label.</text:p>
      <text:h text:style-name="Heading_20_3" text:outline-level="3">Exercice « Est-ce une FP2 ? » :</text:h>
      <text:p text:style-name="P11">Un polynôme aléatoire est généré. L’utilisateur doit dire si ce polynôme est une fp2. Il sera toujours <text:soft-page-break/>composé de ax^2+bx^y+c, ou a peut être soit réel (bon), soit irréel, soit 0 (pas bon). Aussi, b peut être soit réel, soit 0 (bon), soit irréel (pas bon). Aussi, c peut être soit réel, soit 0 (bon), soit irréel (pas bon). De plus, y peut être soit soit 1, soit non visible (bon), soit un autre chiffre (pas bon). Le résultat <text:span text:style-name="T23">de a, b et c</text:span> est stocké dans une <text:span text:style-name="T23">struct, qui pourra être utilisé dans une autre fonction pour obtenir la réponse. </text:span><text:span text:style-name="T24">Cette fonction donnera aussi les explications du résultats.</text:span></text:p>
      <text:h text:style-name="Heading_20_3" text:outline-level="3">Définition forme canonique : </text:h>
      <text:p text:style-name="P12">Un endroit où sont définis les <text:span text:style-name="T25">formes canoniques des FP2</text:span> (avec une version du cours un peu modifié). Il s’agit simplement d’un label.</text:p>
      <text:h text:style-name="Heading_20_3" text:outline-level="3">Exercice « Trouvé la forme canonique d’une FP2 » : </text:h>
      <text:p text:style-name="P14">Une FP2 aléatoire est généré. L’utilisateur doit trouver sa forme canonique, et peut choisir la facon d’on il va la trouver (avec alpha et beta ou avec la factorisation). <text:span text:style-name="T29">Dans la FP2, a</text:span><text:span text:style-name="T30"> et c sont</text:span><text:span text:style-name="T29"> toujours </text:span><text:span text:style-name="T30">des </text:span><text:span text:style-name="T29">entier</text:span><text:span text:style-name="T30">s</text:span><text:span text:style-name="T29"> relatif</text:span><text:span text:style-name="T30">s</text:span><text:span text:style-name="T29"> (en -15 et 15</text:span><text:span text:style-name="T30">). a est différent de 0 et b est un multiple de a (le coefficient multiplicateur est aussi un entier relatif aléatoire entre -10 et 10 </text:span><text:span text:style-name="T36">avec 1 exclus</text:span><text:span text:style-name="T30">). </text:span><text:span text:style-name="T31">Les résultats sont marquées dans une structure est comparé dans une fonction qui donne les résultats. L’input est sous forme f(x)=</text:span><text:span text:style-name="T32">a(x-alpha)+beta où a, -alpha et beta son des entrée textes et où le reste est un label. </text:span><text:span text:style-name="T33">Ce trouve en dessous un bouton « submit » qui affichera en bas la correction et changera son texte en « retry » pour pouvoir tout refaire.</text:span></text:p>
      <text:h text:style-name="P60" text:outline-level="3"><text:span text:style-name="T14">Représentation graphique</text:span> :</text:h>
      <text:p text:style-name="P15">Un endroit où les propriétés graphiques et le tableau de variations des FP2 sont expliquées. Il s’agit d’un label avec quelque images créer directement dans l’application (pas d’images extérieurs nécessaires). </text:p>
      <text:h text:style-name="P61" text:outline-level="3">Exercice « Dresse le tableau de variation d’une FP2 » :</text:h>
      <text:p text:style-name="P17"><text:span text:style-name="T28">Une FP2 aléatoire est généré. </text:span><text:span text:style-name="T34">L’utilisateur doit dresse le tableau de variation de la FP2. </text:span><text:span text:style-name="T35">Les variables a, b et c sont réels et entiers naturels. Mais a est différent de 0. </text:span><text:span text:style-name="T36">b est un multiple de a </text:span><text:span text:style-name="T30">(le coefficient multiplicateur est aussi un entier relatif aléatoire entre -10 et 10 </text:span><text:span text:style-name="T36">avec 1 exclus</text:span><text:span text:style-name="T30">).</text:span><text:span text:style-name="T34"> Il devra rentrer l’extremum et pourra changer l’orientation des flèches pour faire une fonction soit strictement croissante puis strictement décroissante, soit l’inverse. </text:span><text:span text:style-name="T33">Ce trouve en dessous un bouton « submit » qui affichera en bas la correction et changera son texte en « retry » pour pouvoir tout refaire.</text:span></text:p>
      <text:h text:style-name="P63" text:outline-level="3">Résolution équation de second degrès :</text:h>
      <text:p text:style-name="P16">Un endroit ou la résolution d’équation de second degrés et de FP2 sont expliquées, avec la forme factorisée et les propriétés graphiques du signes du trinômes. Il s’agit d’une simple label.</text:p>
      <text:h text:style-name="P62" text:outline-level="3">Exercice « <text:span text:style-name="T15">Résoudre une</text:span> FP2 » :</text:h>
      <text:p text:style-name="P18"><text:span text:style-name="T28">Une FP2 aléatoire est généré. </text:span><text:span text:style-name="T34">L’utilisateur doit </text:span><text:span text:style-name="T37">trouver ces racines. Les variables a, b et c sont réels, et a est différent de 0. Aussi, le discriminant doit être une racine parfaite, donc </text:span><text:span text:style-name="T38">b</text:span><text:span text:style-name="T39">2</text:span><text:span text:style-name="T40">-(b-x)</text:span><text:span text:style-name="T39">2</text:span><text:span text:style-name="T40"> ou x est choisis aléatoirement entre -(1/3)b et b est égal à 4ac</text:span><text:span text:style-name="T37">. </text:span><text:span text:style-name="T38">X à 1 chance sur 4 d’être égal à b et 1 chance sur 4 d’être d’être négatif</text:span><text:span text:style-name="T37">. </text:span><text:span text:style-name="T38">Donc, a = ((b</text:span><text:span text:style-name="T39">2</text:span><text:span text:style-name="T40">-(b+x)</text:span><text:span text:style-name="T39">2</text:span><text:span text:style-name="T38">)/4)/y ou y est un nombre aléatoire entre 0 et a/2</text:span><text:span text:style-name="T37">. </text:span><text:span text:style-name="T38">X et y sont des entiers.</text:span><text:span text:style-name="T37"> Il peut choisir la quantité de racines (0, 1 ou 2). </text:span><text:span text:style-name="T41">Les résultats sont stockées </text:span><text:soft-page-break/><text:span text:style-name="T41">dans une structure.</text:span><text:span text:style-name="T37"> </text:span><text:span text:style-name="T33">Ce trouve en dessous un bouton « submit » qui affichera en bas la correction et changera son texte en « retry » pour pouvoir tout refaire.</text:span></text:p>
      <text:h text:style-name="P45" text:outline-level="1">Fichiers :</text:h>
      <text:h text:style-name="Heading_20_2" text:outline-level="2"><text:span text:style-name="T7">asset</text:span>:</text:h>
      <text:p text:style-name="P4">Tout les fichiers complémentaires se trouvant ici.</text:p>
      <text:h text:style-name="Heading_20_3" text:outline-level="3">Langages :</text:h>
      <text:p text:style-name="Text_20_body">C<text:span text:style-name="T42">e dossier contient tout les dossiers des différentes langues. Ces dossiers contiendront un fichier .txt par pages avec les contenus de chaque parties des pages, et aussi un fichier .txt général pour les texte généraux (comme oui ou non).</text:span></text:p>
      <text:h text:style-name="Heading_20_3" text:outline-level="3">Images :</text:h>
      <text:p text:style-name="Text_20_body"><text:span text:style-name="T16">Les fichiers images se trouvent </text:span><text:span text:style-name="T43">dans ce répertoire</text:span><text:span text:style-name="T16">. </text:span><text:span text:style-name="T42">Il contient le logo mmathv2.png.</text:span></text:p>
      <text:h text:style-name="Heading_20_2" text:outline-level="2"><text:span text:style-name="T7">code</text:span> :</text:h>
      <text:p text:style-name="P6">Tout les fichiers codes sont ici.</text:p>
      <text:h text:style-name="P77" text:outline-level="4">Main.cpp :</text:h>
      <text:p text:style-name="Text_20_body"><text:tab/><text:span text:style-name="T18">Fichier de base de tout projets c++, et de celui si aussi</text:span></text:p>
      <text:h text:style-name="P78" text:outline-level="4">Window.h :</text:h>
      <text:p text:style-name="P8"><text:tab/>Fichier header de la classe window, représentant le widget fenêtre.</text:p>
      <text:h text:style-name="P78" text:outline-level="4">Window.cpp :</text:h>
      <text:p text:style-name="P8"><text:tab/>Fichier où sont définis les méthodes de window.</text:p>
      <text:h text:style-name="P79" text:outline-level="4">FP2.h :</text:h>
      <text:p text:style-name="P8"><text:tab/>Fichier header de la classe FP2, représentant les FP2.</text:p>
      <text:h text:style-name="Heading_20_4" text:outline-level="4"><text:span text:style-name="T20">FP2.</text:span><text:span text:style-name="T21">cpp</text:span><text:span text:style-name="T20"> :</text:span></text:h>
      <text:p text:style-name="P9"><text:tab/>Fichier où sont définis les méthodes de FP2.</text:p>
      <text:h text:style-name="Heading_20_4" text:outline-level="4"><text:tab/><text:span text:style-name="T8">MMath</text:span><text:span text:style-name="T19">.h :</text:span></text:h>
      <text:p text:style-name="P9"><text:tab/>Fichier header de la classe MMath représentant des fonctions mathématiques de base.</text:p>
      <text:h text:style-name="P80" text:outline-level="4"><text:tab/><text:span text:style-name="T9">MMath</text:span><text:span text:style-name="T20">.</text:span><text:span text:style-name="T21">cpp</text:span><text:span text:style-name="T20"> :</text:span></text:h>
      <text:p text:style-name="P9"><text:tab/>Fichier où sont définis les méthodes de MMath.</text:p>
      <text:h text:style-name="P46" text:outline-level="1"><text:soft-page-break/>Langues :</text:h>
      <text:p text:style-name="P5">Les langues sont stockées dans les fichiers présent dans le dossier File&gt;Text. Les fichiers portent des noms en anglais pour être universellement reconnaissables. Dans chaques fichiers, il y a le nom d’un widget suivie du contenu textuel de ce dernier dans la langue du fichier. Ex : dans french.exe, title : MMathV2, le logiciel de math. <text:span text:style-name="T17">La f</text:span><text:span text:style-name="T60">méthode</text:span><text:span text:style-name="T17"> SetLanguage() </text:span><text:span text:style-name="T60">de la classe window</text:span><text:span text:style-name="T17"> s’occupe de lire dans les fichiers pour mettre au widget le texte selon la langue choisi dans Paramètres.</text:span></text:p>
      <text:h text:style-name="P47" text:outline-level="1">Github :</text:h>
      <text:h text:style-name="P53" text:outline-level="2">Liens :</text:h>
      <text:p text:style-name="P1">Git : https://github.com/Mattool81974/MMathV2.git</text:p>
      <text:p text:style-name="P2">Repositories : https://github.com/Mattool81974/MMathV2.git</text:p>
      <text:h text:style-name="P53" text:outline-level="2">Commits :</text:h>
      <text:p text:style-name="P7">Chaque commit sera écrit de la façon suivant : MMathV2 version.sous-version.numéro. Les versions représentent les versions concrètes du projet,<text:span text:style-name="T1"> les sous-versions des versions de version, </text:span><text:span text:style-name="T3">soit</text:span><text:span text:style-name="T1"> trop peu important pour représenter une version mais quand même notable, </text:span><text:span text:style-name="T3">soit des changements mineures</text:span><text:span text:style-name="T1">, et numéro des petites versions qui permettent de construire les sous-versions, </text:span><text:span text:style-name="T3">avec des corrections ou patch</text:span><text:span text:style-name="T1">. </text:span><text:span text:style-name="T2">Une information de commit sous-ligné représente la raison d’un passage de numéro, en gras d’un passage de sous version et en gras souligné de version. </text:span></text:p>
      <text:h text:style-name="P64" text:outline-level="3">Commit « <text:span text:style-name="T62">MMathV2 </text:span>0.0.0 » :</text:h>
      <text:p text:style-name="P41"><text:span text:style-name="T61">Démarrage du projet</text:span> avec l’ajout du fichier MMathV2.od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a9fb4"/>
    </style:style>
    <style:style style:name="Title" style:family="paragraph" style:parent-style-name="Heading" style:next-style-name="Text_20_body" style:class="chapter">
      <style:paragraph-properties fo:text-align="center" style:justify-single-word="false"/>
      <style:text-properties fo:color="#ff0000" loext:opacity="100%" fo:font-size="54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style:text-underline-style="solid" style:text-underline-width="auto" style:text-underline-color="font-color"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normal" style:text-underline-style="none" fo:font-weight="normal"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style:text-underline-style="solid" style:text-underline-width="auto" style:text-underline-color="font-color" fo:font-weight="normal"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7T08:39:07.655000000</dc:date>
    <meta:editing-duration>PT10H7M50S</meta:editing-duration>
    <meta:editing-cycles>83</meta:editing-cycles>
    <meta:generator>LibreOffice/7.2.4.1$Windows_X86_64 LibreOffice_project/27d75539669ac387bb498e35313b970b7fe9c4f9</meta:generator>
    <dc:creator>Matt O</dc:creator>
    <meta:document-statistic meta:table-count="0" meta:image-count="0" meta:object-count="0" meta:page-count="6" meta:paragraph-count="116" meta:word-count="1447" meta:character-count="8729" meta:non-whitespace-character-count="7384"/>
  </office:meta>
</office:document-meta>
</file>